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Web Developer Job Interview**</text:span></text:span></text:p>
      <text:p text:style-name="Text_20_body"><text:span text:style-name="Strong_20_Emphasis"><text:span text:style-name="T1"/></text:span></text:p>
      <text:p text:style-name="Text_20_body"><text:span text:style-name="Strong_20_Emphasis"><text:span text:style-name="T1">**Interviewer:** Good morning! Thank you for joining us today. Could you start by introducing yourself and telling us about your background in web development?</text:span></text:span></text:p>
      <text:p text:style-name="Text_20_body"><text:span text:style-name="Strong_20_Emphasis"><text:span text:style-name="T1"/></text:span></text:p>
      <text:p text:style-name="Text_20_body"><text:span text:style-name="Strong_20_Emphasis"><text:span text:style-name="T1">**Candidate:** Good morning! Thank you for the opportunity. My name is [Your Name], and I have a strong background in web development with experience in both front-end and back-end technologies. I am proficient in HTML, CSS, JavaScript, and frameworks like Angular and React for building dynamic and responsive interfaces. On the back-end, I have worked with .NET Core, Java, and Python, using databases like MySQL and PostgreSQL. Additionally, I have experience with testing tools such as Selenium and JUnit, as well as DevOps practices using GitHub and Docker. My studies and certifications, including a Full Stack Development certification from IBM, have given me a solid foundation to build high-quality web applications.</text:span></text:span></text:p>
      <text:p text:style-name="Text_20_body"><text:span text:style-name="Strong_20_Emphasis"><text:span text:style-name="T1"/></text:span></text:p>
      <text:p text:style-name="Text_20_body"><text:span text:style-name="Strong_20_Emphasis"><text:span text:style-name="T1">**Interviewer:** That sounds great! Can you tell us about a challenging project you worked on and how you handled it?</text:span></text:span></text:p>
      <text:p text:style-name="Text_20_body"><text:span text:style-name="Strong_20_Emphasis"><text:span text:style-name="T1"/></text:span></text:p>
      <text:p text:style-name="Text_20_body"><text:span text:style-name="Strong_20_Emphasis"><text:span text:style-name="T1">**Candidate:** Absolutely. One of the most challenging projects I worked on involved developing a web-based management system for a client with complex data handling needs. The challenge was ensuring seamless data synchronization between multiple users in real-time. To tackle this, I implemented WebSockets for real-time updates and optimized the database queries for better performance. I also collaborated closely with the team, conducted thorough testing, and resolved issues proactively. The end result was a highly responsive application that improved the client's workflow significantly.</text:span></text:span></text:p>
      <text:p text:style-name="Text_20_body"><text:span text:style-name="Strong_20_Emphasis"><text:span text:style-name="T1"/></text:span></text:p>
      <text:p text:style-name="Text_20_body"><text:span text:style-name="Strong_20_Emphasis"><text:span text:style-name="T1">**Interviewer:** Impressive! How do you handle tight deadlines and multiple projects at the same time?</text:span></text:span></text:p>
      <text:p text:style-name="Text_20_body"><text:span text:style-name="Strong_20_Emphasis"><text:span text:style-name="T1"/></text:span></text:p>
      <text:p text:style-name="Text_20_body"><text:span text:style-name="Strong_20_Emphasis"><text:span text:style-name="T1">**Candidate:** Time management and prioritization are key. I use Agile methodologies, breaking projects into manageable tasks with clear deadlines. I also rely on tools like Trello and Jira to track progress and ensure efficient workflow. Additionally, I communicate effectively with team members and stakeholders to manage expectations and address any bottlenecks early on. By staying organized and adaptable, I am able to handle multiple projects while maintaining high-quality standards.</text:span></text:span></text:p>
      <text:p text:style-name="Text_20_body"><text:span text:style-name="Strong_20_Emphasis"><text:span text:style-name="T1"/></text:span></text:p>
      <text:p text:style-name="Text_20_body"><text:span text:style-name="Strong_20_Emphasis"><text:span text:style-name="T1">**Interviewer:** That’s a great approach. Where do you see yourself in five years in terms of career growth?</text:span></text:span></text:p>
      <text:p text:style-name="Text_20_body"><text:span text:style-name="Strong_20_Emphasis"><text:span text:style-name="T1"/></text:span></text:p>
      <text:p text:style-name="Text_20_body"><text:soft-page-break/><text:span text:style-name="Strong_20_Emphasis"><text:span text:style-name="T1">**Candidate:** In five years, I see myself growing into a senior web developer role, mentoring junior developers, and contributing to larger, more complex projects. I am also interested in expanding my knowledge of cloud computing and AI integration in web applications. My goal is to continuously enhance my skills, stay updated with industry trends, and bring innovative solutions to my team and company.</text:span></text:span></text:p>
      <text:p text:style-name="Text_20_body"><text:span text:style-name="Strong_20_Emphasis"><text:span text:style-name="T1"/></text:span></text:p>
      <text:p text:style-name="Text_20_body"><text:span text:style-name="Strong_20_Emphasis"><text:span text:style-name="T1">**Interviewer:** Fantastic! Do you have any questions for us?</text:span></text:span></text:p>
      <text:p text:style-name="Text_20_body"><text:span text:style-name="Strong_20_Emphasis"><text:span text:style-name="T1"/></text:span></text:p>
      <text:p text:style-name="Text_20_body"><text:span text:style-name="Strong_20_Emphasis"><text:span text:style-name="T1">**Candidate:** Yes, I would love to know more about the technologies and frameworks your team primarily uses, as well as opportunities for professional growth within the company.</text:span></text:span></text:p>
      <text:p text:style-name="Text_20_body"><text:span text:style-name="Strong_20_Emphasis"><text:span text:style-name="T1"/></text:span></text:p>
      <text:p text:style-name="Text_20_body"><text:span text:style-name="Strong_20_Emphasis"><text:span text:style-name="T1">**Interviewer:** Great questions! Our team mainly works with [Company's Tech Stack], and we encourage continuous learning through workshops and training programs. We believe in fostering talent and providing opportunities for career advancement.</text:span></text:span></text:p>
      <text:p text:style-name="Text_20_body"><text:span text:style-name="Strong_20_Emphasis"><text:span text:style-name="T1"/></text:span></text:p>
      <text:p text:style-name="Text_20_body"><text:span text:style-name="Strong_20_Emphasis"><text:span text:style-name="T1">**Candidate:** That sounds wonderful! Thank you for your time and for sharing more about the company. I appreciate the opportunity to interview for this role.</text:span></text:span></text:p>
      <text:p text:style-name="Text_20_body"><text:span text:style-name="Strong_20_Emphasis"><text:span text:style-name="T1"/></text:span></text:p>
      <text:p text:style-name="Text_20_body"><text:span text:style-name="Strong_20_Emphasis"><text:span text:style-name="T1">**Interviewer:** Thank you for your time as well! We’ll be in touch soon with the next steps.</text:span></text:span></text:p>
      <text:p text:style-name="Text_20_body"><text:span text:style-name="Strong_20_Emphasis"><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13:25:55.487442812</meta:creation-date>
    <dc:date>2025-03-06T13:29:07.008972203</dc:date>
    <meta:editing-duration>PT3M11S</meta:editing-duration>
    <meta:editing-cycles>3</meta:editing-cycles>
    <meta:generator>LibreOffice/7.3.7.2$Linux_X86_64 LibreOffice_project/30$Build-2</meta:generator>
    <meta:document-statistic meta:table-count="0" meta:image-count="0" meta:object-count="0" meta:page-count="2" meta:paragraph-count="14" meta:word-count="516" meta:character-count="3467" meta:non-whitespace-character-count="2965"/>
  </office:meta>
</office:document-meta>
</file>